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draw:fill="solid" draw:fill-color="#cfe7f5" draw:opacity="100%" draw:stroke="solid" svg:stroke-width="0.02778in" svg:stroke-color="#808080" svg:stroke-opacity="100%" style:protect="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ODP test file</text:span></text:p>
          </draw:text-box>
          <svg:title/>
          <svg:desc/>
        </draw:frame>
        <presentation:notes draw:style-name="a574">
          <draw:frame draw:id="id74" draw:style-name="a571" draw:name="Slide Number Placeholder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72" draw:name="Slide Image Placeholder 1">
            <svg:title/>
            <svg:desc/>
          </draw:page-thumbnail>
          <draw:frame draw:id="id76" presentation:style-name="a5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DP test file</dc:title>
    <dc:creator>Marouan Bentaleb</dc:creator>
    <meta:creation-date>2014-09-24T13:58:09Z</meta:creation-date>
    <dc:date>2018-07-27T15:18:10Z</dc:date>
    <meta:editing-cycles>8</meta:editing-cycles>
    <meta:editing-duration>PT1481S</meta:editing-duration>
    <meta:document-statistic meta:paragraph-count="2" meta:word-count="3"/>
  </office:meta>
</office:document-meta>
</file>